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2.1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style:font-name="Segoe UI3"/>
    </style:style>
    <style:style style:name="P2" style:family="paragraph">
      <style:text-properties fo:color="#ffffff" style:font-name="Segoe UI3" fo:font-size="24pt" fo:text-shadow="1pt 1pt" style:font-size-asian="24pt" style:font-size-complex="24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style:font-name="Segoe UI3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3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P5" style:family="paragraph">
      <style:paragraph-properties fo:margin-left="0cm" fo:margin-right="0cm" fo:margin-top="0cm" fo:margin-bottom="0cm" fo:text-indent="0.318cm" style:text-autospace="none"/>
      <style:text-properties style:font-name="Segoe UI3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3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ffffff" style:font-name="Segoe UI3" fo:font-size="24pt" fo:text-shadow="1pt 1pt" style:text-underline-style="solid" style:text-underline-width="auto" style:text-underline-color="font-color" fo:font-weight="normal" style:font-name-asian="Segoe UI1" style:font-size-asian="24pt" style:font-weight-asian="normal" style:font-name-complex="Segoe UI1" style:font-size-complex="24pt" style:font-weight-complex="normal"/>
    </style:style>
    <style:style style:name="T2" style:family="text">
      <style:text-properties fo:color="#ffffff" style:font-name="Segoe UI3" fo:font-size="24pt" fo:text-shadow="1pt 1pt" fo:font-weight="normal" style:font-name-asian="Segoe UI1" style:font-size-asian="24pt" style:font-weight-asian="normal" style:font-name-complex="Segoe UI1" style:font-size-complex="24pt" style:font-weight-complex="normal"/>
    </style:style>
    <style:style style:name="T3" style:family="text">
      <style:text-properties fo:color="#ffffff" style:font-name="Segoe UI3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4" style:family="text">
      <style:text-properties fo:color="#ffffff" style:font-name="Segoe UI3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5" style:family="text">
      <style:text-properties fo:color="#ffffff" style:font-name="Segoe UI3" fo:font-size="27pt" fo:text-shadow="1pt 1pt" fo:font-weight="normal" style:font-name-asian="Segoe UI1" style:font-size-asian="27pt" style:font-weight-asian="normal" style:font-name-complex="Segoe UI1" style:font-size-complex="27pt" style:font-weight-complex="normal"/>
    </style:style>
    <style:style style:name="T6" style:family="text">
      <style:text-properties fo:color="#ffffff" style:font-name="Arial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7" style:family="text">
      <style:text-properties fo:color="#ffffff" style:font-name="Segoe UI3" fo:font-size="28pt" fo:text-shadow="1pt 1pt" style:font-name-asian="Segoe UI1" style:font-size-asian="28pt" style:font-name-complex="Segoe UI1" style:font-size-complex="28pt"/>
    </style:style>
    <style:style style:name="T8" style:family="text">
      <style:text-properties fo:color="#ffffff" style:font-name="Segoe UI3" fo:font-size="16pt" fo:text-shadow="1pt 1pt" style:font-name-asian="Segoe UI1" style:font-size-asian="16pt" style:font-name-complex="Segoe UI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495cm" svg:x="1.27cm" svg:y="1.016cm">
          <draw:text-box>
            <text:p text:style-name="P1"><text:span text:style-name="T1">Epistle Reading</text:span></text:p>
            <text:p text:style-name="P1"><text:span text:style-name="T2">Philippians 4:4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908cm" svg:height="7.93cm" svg:x="1.016cm" svg:y="1.016cm">
          <draw:text-box>
            <text:p text:style-name="P3"><text:span text:style-name="T3">4</text:span><text:span text:style-name="T4"> Rejoice in the Lord always; again I will say, Rejoice. </text:span><text:span text:style-name="T3">5</text:span><text:span text:style-name="T4"> Let your reasonableness be known to everyone. The Lord is at hand; </text:span><text:span text:style-name="T3">6</text:span><text:span text:style-name="T4"> do not be anxious about anything, but in everything by prayer and supplication with thanksgiving let your requests be made known to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6.416cm" svg:height="22.402cm" svg:x="0.762cm" svg:y="1.016cm">
          <draw:text-box>
            <text:p text:style-name="P5"><text:span text:style-name="T3">7</text:span><text:span text:style-name="T4"> </text:span><text:span text:style-name="T5">And the peace of God, which surpasses all understanding,</text:span><text:span text:style-name="T4"> will guard your hearts and your minds in Christ Jesus. </text:span></text:p>
            <text:p text:style-name="P5"><text:span text:style-name="T3">8</text:span><text:span text:style-name="T4"> Finally, brothers, whatever is true, </text:span><text:span text:style-name="T5">whatever is honorable</text:span><text:span text:style-name="T4">, whatever is just, whatever is pure, whatever is lovely, whatever is commendable, if there is any excellence, if there is anything worthy of praise, think about these thing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6.416cm" svg:height="22.402cm" svg:x="0.762cm" svg:y="1.016cm">
          <draw:text-box>
            <text:p text:style-name="P5"><text:span text:style-name="T3">9</text:span><text:span text:style-name="T4"> What you have learned and received and heard and seen in me—practice these things, and the God of peace will be with you. </text:span><text:span text:style-name="T3">10</text:span><text:span text:style-name="T4"> I rejoiced in the Lord greatly that now at length you have revived your concern for me. You were indeed concerned for me, but you had no opportuni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8" draw:layer="layout" svg:width="26.416cm" svg:height="9.407cm" svg:x="0.762cm" svg:y="1.016cm">
          <draw:text-box>
            <text:p text:style-name="P7"><text:span text:style-name="T6"><text:s/></text:span><text:span text:style-name="T3">11</text:span><text:span text:style-name="T4"> Not that I am speaking of being in need, for I have learned in whatever situation I am to be content. </text:span><text:span text:style-name="T3">12</text:span><text:span text:style-name="T4"> I know how to</text:span><text:span text:style-name="T7"> be brought low, and I know how to abound. In any and every circumstance, I have learned the secret of facing plenty and hunger, abundance and need. </text:span><text:span text:style-name="T8">13</text:span><text:span text:style-name="T7"> I can do all things through him who strengthens me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34:11.153000000</meta:creation-date>
    <dc:title>Hymn template</dc:title>
    <meta:editing-duration>PT14M</meta:editing-duration>
    <meta:editing-cycles>4</meta:editing-cycles>
    <meta:generator>LibreOffice/4.3.1.2$Windows_x86 LibreOffice_project/958349dc3b25111dbca392fbc281a05559ef6848</meta:generator>
    <meta:initial-creator>Arthur Hoch</meta:initial-creator>
    <dc:date>2014-10-18T14:21:05.350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4-10-09T20:34:10.826000000"/>
  </office:meta>
</office:document-meta>
</file>